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Title">
      <style:text-properties officeooo:paragraph-rsid="0014328a"/>
    </style:style>
    <style:style style:name="P3" style:family="paragraph" style:parent-style-name="Standard">
      <style:text-properties officeooo:rsid="000c4e4c" officeooo:paragraph-rsid="000c4e4c"/>
    </style:style>
    <style:style style:name="P4" style:family="paragraph" style:parent-style-name="Standard">
      <style:paragraph-properties fo:text-align="justify" style:justify-single-word="false"/>
      <style:text-properties officeooo:rsid="000c4e4c" officeooo:paragraph-rsid="000c4e4c"/>
    </style:style>
    <style:style style:name="P5" style:family="paragraph" style:parent-style-name="Standard">
      <style:paragraph-properties fo:text-align="justify" style:justify-single-word="false"/>
      <style:text-properties officeooo:rsid="000f4ec2" officeooo:paragraph-rsid="000f4ec2"/>
    </style:style>
    <style:style style:name="P6" style:family="paragraph" style:parent-style-name="Standard">
      <style:paragraph-properties fo:text-align="justify" style:justify-single-word="false"/>
      <style:text-properties officeooo:rsid="000f4ec2" officeooo:paragraph-rsid="001056ec"/>
    </style:style>
    <style:style style:name="P7" style:family="paragraph" style:parent-style-name="Standard">
      <style:paragraph-properties fo:text-align="justify" style:justify-single-word="false"/>
      <style:text-properties officeooo:rsid="000f4ec2" officeooo:paragraph-rsid="00123af0"/>
    </style:style>
    <style:style style:name="P8" style:family="paragraph" style:parent-style-name="Standard">
      <style:paragraph-properties fo:text-align="justify" style:justify-single-word="false"/>
      <style:text-properties officeooo:rsid="0014328a" officeooo:paragraph-rsid="0014328a"/>
    </style:style>
    <style:style style:name="T1" style:family="text">
      <style:text-properties officeooo:rsid="000e257f"/>
    </style:style>
    <style:style style:name="T2" style:family="text">
      <style:text-properties officeooo:rsid="001056ec"/>
    </style:style>
    <style:style style:name="T3" style:family="text">
      <style:text-properties officeooo:rsid="00123af0"/>
    </style:style>
    <style:style style:name="T4" style:family="text">
      <style:text-properties officeooo:rsid="0014328a"/>
    </style:style>
    <style:style style:name="T5" style:family="text">
      <style:text-properties officeooo:rsid="001618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Entangled!</text:span></text:p>
      <text:p text:style-name="P2">Modelo de Negocios</text:p>
      <text:p text:style-name="P3"/>
      <text:h text:style-name="P1" text:outline-level="1">Introducción</text:h>
      <text:p text:style-name="P8"/>
      <text:p text:style-name="P4">Entangled! está siendo desarrollado como parte de mis actividades de investigación. Su propósito es el de ser un producto de investigación, que tenga un impacto en la enseñanza de conceptos de computación cuántica. <text:span text:style-name="T5">Es por ello</text:span> que el hecho de que el juego genere ingresos no es de importancia primaria dado su contexto. Sin embargo, sí es pertinente tomar decisiones para garantizar su difusión y adopción en los contextos a los que se encuentra dirigido. A su vez, que el juego genere modestos ingresos es muy beneficioso para el desarrollo de mismo, ya que permitiría reinvertir estos ingresos en <text:span text:style-name="T1">gastos de difusión</text:span>, y contratación de profesionales externos para mejorar su arte.</text:p>
      <text:p text:style-name="P4"/>
      <text:h text:style-name="P1" text:outline-level="1">Estrategias de Difusión</text:h>
      <text:p text:style-name="P5"/>
      <text:p text:style-name="P6">El objetivo principal de difusión es llegar a nichos específicos relacionados con la física cuántica, la mecánica cuántica y la computación cuántica. Se plantea entonces como usuarios objetivo a las universidades, las empresas que cuenten con programas de capacitación en computación cuántica y las escuelas de nivel secundario que aspiren a incluir contenidos relacionados en sus currículas.</text:p>
      <text:p text:style-name="P7"><text:span text:style-name="T2">Particularmente los mayores interesados en adoptar el uso del serious game son los docentes y capacitadores de los espacios recién mencionados. Para llegar a este público, es importante acompañar el juego con material pedagógico para motivar a su uso en el aula o curso.</text:span></text:p>
      <text:p text:style-name="P7"><text:span text:style-name="T3">Con este fin se planifica crear un material de apoyo para el producto Entangled! en forma de recursos online, explicando la relación entre los elementos del juego y los contenidos de computación cuánticas, y ejemplos de prácticas y secuencias didácticas para aplicar el juego en la enseñanza de dichos contenidos.</text:span></text:p>
      <text:p text:style-name="P7"/>
      <text:h text:style-name="P1" text:outline-level="1">Estrategias de Monetización</text:h>
      <text:p text:style-name="P8"/>
      <text:p text:style-name="P8">Como se dijo, el principal objetivo de Entangled! no es generar ingresos, por lo que las estrategias de monetización se seleccionarán a modo de generar algún dinero que se pueda reinvertir en el desarrollo de juego, pero priorizando fomentar el máximo nivel de acceso al producto. Se descarta por esta razón el cobrar el juego, y la inclusión de compras in-app. Se considera viable incluir espacios de publicidad en el juego, siempre y cuando no interfieran con la experiencia ni desvíen la atención de los mensajes y contenidos que se muestran. Se plantean espacios para publicidad al comenzar y al finalizar un nivel, en pantallas intermedias que tienen una duración fija de 5 segun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432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10:33:51.257000000</meta:creation-date>
    <meta:generator>LibreOffice/6.1.0.3$Windows_X86_64 LibreOffice_project/efb621ed25068d70781dc026f7e9c5187a4decd1</meta:generator>
    <dc:date>2020-07-09T18:20:50.239000000</dc:date>
    <meta:editing-duration>PT13M16S</meta:editing-duration>
    <meta:editing-cycles>6</meta:editing-cycles>
    <meta:document-statistic meta:table-count="0" meta:image-count="0" meta:object-count="0" meta:page-count="1" meta:paragraph-count="10" meta:word-count="387" meta:character-count="2435" meta:non-whitespace-character-count="2057"/>
  </office:meta>
</office:document-meta>
</file>